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fo:break-before="auto" fo:break-after="auto" table:align="left" fo:keep-with-next="auto" style:may-break-between-rows="true" table:border-model="collapsing"/>
    </style:style>
    <style:style style:name="Tabela1.A" style:family="table-column">
      <style:table-column-properties style:column-width="2.889cm"/>
    </style:style>
    <style:style style:name="Tabela1.B" style:family="table-column">
      <style:table-column-properties style:column-width="14.106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ec9ce" officeooo:paragraph-rsid="001ec9ce"/>
    </style:style>
    <style:style style:name="P2" style:family="paragraph" style:parent-style-name="Standard">
      <style:paragraph-properties fo:text-align="start" style:justify-single-word="false"/>
      <style:text-properties fo:font-weight="bold" officeooo:rsid="0020bd97" officeooo:paragraph-rsid="0020bd9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officeooo:rsid="001ec9ce" officeooo:paragraph-rsid="001ec9ce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6pt" officeooo:rsid="001ec9ce" officeooo:paragraph-rsid="001ec9ce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6pt" fo:font-weight="bold" officeooo:rsid="001ec9ce" officeooo:paragraph-rsid="001ec9ce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weight="normal" officeooo:rsid="001ec9ce" officeooo:paragraph-rsid="001ec9ce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font-weight="normal" officeooo:rsid="001ec9ce" officeooo:paragraph-rsid="001ec9ce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2pt" fo:font-weight="normal" officeooo:rsid="001ec9ce" officeooo:paragraph-rsid="001ec9ce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ec9ce" officeooo:paragraph-rsid="001ec9c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ec9ce" officeooo:paragraph-rsid="001ec9c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dcf2" officeooo:paragraph-rsid="001edcf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0bd97" officeooo:paragraph-rsid="0020bd9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6ef6" officeooo:paragraph-rsid="00226ef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1" fo:font-size="14pt" style:text-underline-style="none" fo:font-weight="bold" officeooo:rsid="001ec9ce" officeooo:paragraph-rsid="001ec9c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1" fo:font-size="14pt" style:text-underline-style="none" fo:font-weight="normal" officeooo:rsid="001ec9ce" officeooo:paragraph-rsid="001ec9c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1" fo:font-size="11pt" fo:font-weight="normal" officeooo:rsid="0020bd97" officeooo:paragraph-rsid="0020bd97" style:font-size-asian="11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1" fo:font-size="11pt" fo:font-weight="normal" officeooo:rsid="0023082e" officeooo:paragraph-rsid="0023082e" style:font-size-asian="11pt" style:font-weight-asian="normal" style:font-weight-complex="normal"/>
    </style:style>
    <style:style style:name="P18" style:family="paragraph" style:parent-style-name="Default">
      <style:paragraph-properties fo:text-align="start" style:justify-single-word="false"/>
      <style:text-properties fo:font-size="20pt" fo:font-weight="bold" officeooo:rsid="001ec9ce" officeooo:paragraph-rsid="001ec9ce" style:font-size-asian="20pt" style:font-weight-asian="bold" style:font-size-complex="20pt" style:font-weight-complex="bold"/>
    </style:style>
    <style:style style:name="P19" style:family="paragraph" style:parent-style-name="Default">
      <style:paragraph-properties fo:text-align="start" style:justify-single-word="false"/>
      <style:text-properties fo:color="#000000" style:font-name="Calibri1" fo:font-size="20pt" fo:font-weight="normal" officeooo:rsid="001ec9ce" officeooo:paragraph-rsid="001ec9ce" style:font-size-asian="20pt" style:font-weight-asian="normal" style:font-size-complex="20pt" style:font-weight-complex="normal"/>
    </style:style>
    <style:style style:name="P20" style:family="paragraph" style:parent-style-name="Default">
      <style:paragraph-properties fo:text-align="start" style:justify-single-word="false"/>
      <style:text-properties fo:color="#000000" style:font-name="Calibri1" fo:font-size="16pt" fo:font-weight="bold" officeooo:rsid="001ec9ce" officeooo:paragraph-rsid="001ec9ce" style:font-size-asian="16pt" style:font-weight-asian="bold" style:font-weight-complex="bold"/>
    </style:style>
    <style:style style:name="P21" style:family="paragraph" style:parent-style-name="Default">
      <style:paragraph-properties fo:text-align="start" style:justify-single-word="false"/>
      <style:text-properties fo:color="#000000" style:font-name="Calibri1" fo:font-size="11pt" fo:font-weight="normal" officeooo:rsid="001ec9ce" officeooo:paragraph-rsid="001ec9ce" style:font-size-asian="11pt" style:font-weight-asian="normal" style:font-size-complex="11pt" style:font-weight-complex="normal"/>
    </style:style>
    <style:style style:name="P22" style:family="paragraph" style:parent-style-name="Default">
      <style:text-properties fo:color="#000000" style:text-line-through-style="none" style:text-line-through-type="none" style:font-name="Calibri1" fo:font-size="11pt" style:text-underline-style="none" style:font-size-asian="11pt" style:font-size-complex="11pt"/>
    </style:style>
    <style:style style:name="P23" style:family="paragraph" style:parent-style-name="Default">
      <style:text-properties fo:color="#000000" style:text-line-through-style="none" style:text-line-through-type="none" style:font-name="Calibri1" fo:font-size="11pt" style:text-underline-style="none" officeooo:paragraph-rsid="00244f56" style:font-size-asian="11pt" style:font-size-complex="11pt"/>
    </style:style>
    <style:style style:name="P24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Calibri1" fo:font-size="11pt" style:text-underline-style="none" fo:font-weight="normal" officeooo:rsid="0023082e" officeooo:paragraph-rsid="00244f56" style:font-size-asian="11pt" style:font-weight-asian="normal" style:font-size-complex="11pt" style:font-weight-complex="normal"/>
    </style:style>
    <style:style style:name="P25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Calibri1" fo:font-size="11pt" style:text-underline-style="none" fo:font-weight="normal" officeooo:rsid="00244f56" officeooo:paragraph-rsid="00244f56" style:font-size-asian="11pt" style:font-weight-asian="normal" style:font-size-complex="11pt" style:font-weight-complex="normal"/>
    </style:style>
    <style:style style:name="P26" style:family="paragraph" style:parent-style-name="Default">
      <style:text-properties fo:color="#000000" style:text-line-through-style="none" style:text-line-through-type="none" style:font-name="Calibri1" fo:font-size="11pt" fo:language="pl" fo:country="PL" style:text-underline-style="none" officeooo:rsid="002557b7" officeooo:paragraph-rsid="002557b7" style:font-size-asian="11pt" style:language-asian="none" style:country-asian="none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f56" officeooo:paragraph-rsid="00244f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7b7" officeooo:paragraph-rsid="002557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b94b" officeooo:paragraph-rsid="0027b9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26ef6" officeooo:paragraph-rsid="00226ef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26ef6" officeooo:paragraph-rsid="0029e19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9e19d" officeooo:paragraph-rsid="0029e19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bd86a" officeooo:paragraph-rsid="002bd86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edcf2" officeooo:paragraph-rsid="001edcf2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0bd97" officeooo:paragraph-rsid="0020bd9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bold" officeooo:rsid="00226ef6" officeooo:paragraph-rsid="00226ef6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226ef6" officeooo:paragraph-rsid="002a882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ec9ce" officeooo:paragraph-rsid="001ec9ce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20bd97" officeooo:paragraph-rsid="0020bd97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1" fo:font-size="12pt" fo:font-weight="bold" officeooo:rsid="0023082e" officeooo:paragraph-rsid="0023082e" style:font-size-asian="12pt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style:font-name="Calibri1" fo:font-size="20pt" fo:font-weight="normal" officeooo:rsid="001ec9ce" officeooo:paragraph-rsid="001ec9ce" style:font-size-asian="20pt" style:font-weight-asian="normal" style:font-size-complex="2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Calibri1" fo:font-size="11pt" fo:font-weight="normal" officeooo:rsid="0020bd97" officeooo:paragraph-rsid="0020bd97" style:font-size-asian="11pt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226ef6" officeooo:paragraph-rsid="002a882a" style:font-size-asian="12pt" style:font-weight-asian="bold" style:font-size-complex="12pt" style:font-weight-complex="bold"/>
    </style:style>
    <style:style style:name="P44" style:family="paragraph" style:parent-style-name="Default">
      <style:text-properties fo:color="#000000" style:text-line-through-style="none" style:text-line-through-type="none" style:font-name="Calibri1" fo:font-size="11pt" style:text-underline-style="none" officeooo:paragraph-rsid="00244f56" style:font-size-asian="11pt" style:font-size-complex="11pt"/>
    </style:style>
    <style:style style:name="P45" style:family="paragraph" style:parent-style-name="Default">
      <style:text-properties fo:color="#000000" style:text-line-through-style="none" style:text-line-through-type="none" style:font-name="Calibri1" fo:font-size="11pt" fo:language="pl" fo:country="PL" style:text-underline-style="none" officeooo:rsid="002557b7" officeooo:paragraph-rsid="002557b7" style:font-size-asian="11pt" style:language-asian="none" style:country-asian="none" style:font-size-complex="11pt"/>
    </style:style>
    <style:style style:name="P46" style:family="paragraph" style:parent-style-name="Default">
      <style:text-properties fo:color="#000000" style:text-line-through-style="none" style:text-line-through-type="none" style:font-name="Calibri1" fo:font-size="12pt" style:text-underline-style="none" fo:font-weight="bold" style:font-size-asian="12pt" style:font-weight-asian="bold" style:font-size-complex="12pt" style:font-weight-complex="bold"/>
    </style:style>
    <style:style style:name="P47" style:family="paragraph" style:parent-style-name="Default">
      <style:text-properties fo:color="#000000" style:text-line-through-style="none" style:text-line-through-type="none" style:font-name="Calibri1" fo:font-size="12pt" style:text-underline-style="none" fo:font-weight="bold" officeooo:paragraph-rsid="00244f56" style:font-size-asian="12pt" style:font-weight-asian="bold" style:font-size-complex="12pt" style:font-weight-complex="bold"/>
    </style:style>
    <style:style style:name="P48" style:family="paragraph" style:parent-style-name="Default">
      <style:text-properties fo:color="#000000" style:text-line-through-style="none" style:text-line-through-type="none" style:font-name="Calibri1" fo:font-size="12pt" style:text-underline-style="none" style:font-size-asian="12pt" style:font-size-complex="12pt"/>
    </style:style>
    <style:style style:name="P49" style:family="paragraph" style:parent-style-name="Default">
      <style:text-properties fo:color="#000000" style:text-line-through-style="none" style:text-line-through-type="none" style:font-name="Calibri1" fo:font-size="12pt" style:text-underline-style="none" officeooo:paragraph-rsid="00244f56" style:font-size-asian="12pt" style:font-size-complex="12pt"/>
    </style:style>
    <style:style style:name="P50" style:family="paragraph" style:parent-style-name="Default">
      <style:text-properties fo:color="#000000" style:text-line-through-style="none" style:text-line-through-type="none" style:font-name="Calibri1" fo:font-size="12pt" style:text-underline-style="none" officeooo:rsid="002f0c7a" officeooo:paragraph-rsid="002f0c7a" style:font-size-asian="12pt" style:font-size-complex="12pt"/>
    </style:style>
    <style:style style:name="P51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Calibri1" fo:font-size="12pt" style:text-underline-style="none" fo:font-weight="normal" officeooo:rsid="0023082e" officeooo:paragraph-rsid="00244f56" style:font-size-asian="12pt" style:font-weight-asian="normal" style:font-size-complex="12pt" style:font-weight-complex="normal"/>
    </style:style>
    <style:style style:name="P52" style:family="paragraph" style:parent-style-name="Default">
      <style:text-properties fo:color="#000000" style:text-line-through-style="none" style:text-line-through-type="none" style:font-name="Calibri1" fo:font-size="12pt" fo:language="pl" fo:country="PL" style:text-underline-style="none" officeooo:rsid="002557b7" officeooo:paragraph-rsid="002557b7" style:font-size-asian="12pt" style:language-asian="none" style:country-asian="none" style:font-size-complex="12pt"/>
    </style:style>
    <style:style style:name="P53" style:family="paragraph" style:parent-style-name="Default">
      <style:paragraph-properties fo:text-align="start" style:justify-single-word="false"/>
      <style:text-properties fo:color="#000000" style:font-name="Calibri1" fo:font-size="12pt" fo:font-weight="bold" officeooo:rsid="001ec9ce" officeooo:paragraph-rsid="001ec9ce" style:font-size-asian="12pt" style:font-weight-asian="bold" style:font-size-complex="12pt" style:font-weight-complex="bold"/>
    </style:style>
    <style:style style:name="P54" style:family="paragraph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P55" style:family="paragraph" style:parent-style-name="Default">
      <style:text-properties fo:font-size="12pt" fo:font-weight="bold" officeooo:paragraph-rsid="00244f56" style:font-size-asian="12pt" style:font-weight-asian="bold" style:font-size-complex="12pt" style:font-weight-complex="bold"/>
    </style:style>
    <style:style style:name="P56" style:family="paragraph" style:parent-style-name="Default">
      <style:text-properties fo:font-size="12pt" officeooo:rsid="002557b7" officeooo:paragraph-rsid="002557b7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alibri1"/>
    </style:style>
    <style:style style:name="T3" style:family="text">
      <style:text-properties fo:color="#000000" style:font-name="Calibri1" fo:font-size="11pt" fo:font-weight="normal" style:font-size-asian="11pt" style:font-weight-asian="normal" style:font-weight-complex="normal"/>
    </style:style>
    <style:style style:name="T4" style:family="text">
      <style:text-properties fo:color="#000000" style:font-name="Calibri1" fo:font-weight="normal" style:font-weight-asian="normal" style:font-weight-complex="normal"/>
    </style:style>
    <style:style style:name="T5" style:family="text">
      <style:text-properties fo:color="#000000" style:font-name="Calibri1" fo:font-weight="normal" officeooo:rsid="002a882a" style:font-weight-asian="normal" style:font-weight-complex="normal"/>
    </style:style>
    <style:style style:name="T6" style:family="text"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Calibri1" fo:font-size="12pt" fo:font-weight="normal" officeooo:rsid="002a882a" style:font-size-asian="12pt" style:font-weight-asian="normal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Calibri1" style:text-underline-style="none"/>
    </style:style>
    <style:style style:name="T9" style:family="text">
      <style:text-properties fo:color="#000000" style:text-line-through-style="none" style:text-line-through-type="none" style:font-name="Calibri1" style:text-underline-style="none" officeooo:rsid="001ec9ce"/>
    </style:style>
    <style:style style:name="T10" style:family="text">
      <style:text-properties fo:color="#000000" style:text-line-through-style="none" style:text-line-through-type="none" style:font-name="Calibri1" fo:language="pl" fo:country="PL" style:text-underline-style="none" style:language-asian="none" style:country-asian="none"/>
    </style:style>
    <style:style style:name="T11" style:family="text">
      <style:text-properties fo:language="pl" fo:country="PL" style:text-underline-style="none" style:language-asian="none" style:country-asian="none"/>
    </style:style>
    <style:style style:name="T12" style:family="text">
      <style:text-properties officeooo:rsid="0027b94b"/>
    </style:style>
    <style:style style:name="T13" style:family="text">
      <style:text-properties officeooo:rsid="00296c36"/>
    </style:style>
    <style:style style:name="T14" style:family="text">
      <style:text-properties officeooo:rsid="0029e19d"/>
    </style:style>
    <style:style style:name="T15" style:family="text">
      <style:text-properties officeooo:rsid="002a882a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2c6a43"/>
    </style:style>
    <style:style style:name="T18" style:family="text">
      <style:text-properties officeooo:rsid="002d026f"/>
    </style:style>
    <style:style style:name="T19" style:family="text">
      <style:text-properties officeooo:rsid="002d2c0d"/>
    </style:style>
    <style:style style:name="T20" style:family="text">
      <style:text-properties style:font-size-complex="12pt"/>
    </style:style>
    <style:style style:name="T21" style:family="text">
      <style:text-properties officeooo:rsid="002d8f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4">Specyfikacja Oprogramowania</text:p>
      <text:p text:style-name="P4">IEE Std 830-1998</text:p>
      <text:p text:style-name="P1"/>
      <text:p text:style-name="P1"/>
      <text:p text:style-name="P1"/>
      <text:p text:style-name="P1"/>
      <text:p text:style-name="P1"/>
      <text:p text:style-name="P5">„Tensor Flow”</text:p>
      <text:p text:style-name="P6"/>
      <text:p text:style-name="P7">https://github.com/Gruschwick/tensorflow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Mateusz Paluchowski</text:p>
      <text:p text:style-name="P8">Politechnika Gdańska 2018/2019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1"><text:soft-page-break/></text:p>
      <text:p text:style-name="P41"/>
      <text:p text:style-name="P19"/>
      <text:p text:style-name="P18"><text:span text:style-name="T2">Spis treści </text:span></text:p>
      <text:p text:style-name="P20"/>
      <text:p text:style-name="P20"/>
      <text:p text:style-name="P53">Streszczenie</text:p>
      <text:p text:style-name="P21"/>
      <text:p text:style-name="P46">1. Wstęp</text:p>
      <text:p text:style-name="P22"/>
      <text:p text:style-name="P22"><text:tab/><text:span text:style-name="T16">1.1. Cel</text:span></text:p>
      <text:p text:style-name="P48"/>
      <text:p text:style-name="P48"><text:tab/>1.2 Zakres</text:p>
      <text:p text:style-name="P48"><text:tab/></text:p>
      <text:p text:style-name="P48"><text:tab/>1.3 Definicje, akronimy, skróty</text:p>
      <text:p text:style-name="P48"/>
      <text:p text:style-name="P48"><text:tab/>1.4 Referencje, odsyłacze do innych dokumentów</text:p>
      <text:p text:style-name="P48"/>
      <text:p text:style-name="P48"><text:tab/>1.5 Krótki przegląd</text:p>
      <text:p text:style-name="P22"/>
      <text:p text:style-name="P46">2. Ogólny opis</text:p>
      <text:p text:style-name="P22"/>
      <text:p text:style-name="P22"><text:tab/><text:span text:style-name="T16">2.1 Walory użytkowe i przydatność projektowanego programu</text:span></text:p>
      <text:p text:style-name="P48"/>
      <text:p text:style-name="P48"><text:tab/>2.2 Funkcje i możliwości programu</text:p>
      <text:p text:style-name="P48"/>
      <text:p text:style-name="P48"><text:tab/>2.3 Ogólne ograniczenia</text:p>
      <text:p text:style-name="P48"/>
      <text:p text:style-name="P48"><text:tab/>2.4 Charakterystyka użytkowników</text:p>
      <text:p text:style-name="P48"/>
      <text:p text:style-name="P48"><text:tab/>2.5 Środowisko operacyjne</text:p>
      <text:p text:style-name="P48"/>
      <text:p text:style-name="P48"><text:tab/>2.6 Założenia i zależności</text:p>
      <text:p text:style-name="P22"/>
      <text:p text:style-name="P46">3. Specyficzne wymagania</text:p>
      <text:p text:style-name="P22"/>
      <text:p text:style-name="P22"><text:tab/><text:span text:style-name="T16">3.1 Wymagania funkcjonalne</text:span></text:p>
      <text:p text:style-name="P48"/>
      <text:p text:style-name="P48"><text:tab/>3.2 Wymagania niefunkcjonalne</text:p>
      <text:p text:style-name="P22"/>
      <text:p text:style-name="P54"><text:span text:style-name="T8">4. </text:span><text:span text:style-name="T9">Dodatki</text:span></text:p>
      <text:p text:style-name="P22"/>
      <text:p text:style-name="P22"><text:tab/><text:span text:style-name="T16">4.1 Harmonogram prac nad projektem</text:span> </text:p>
      <text:p text:style-name="P14"><text:tab/></text:p>
      <text:p text:style-name="P15"/>
      <text:p text:style-name="P15"/>
      <text:p text:style-name="P15"><text:soft-page-break/></text:p>
      <text:p text:style-name="P38">Streszczenie</text:p>
      <text:p text:style-name="P10"/>
      <text:p text:style-name="P11"><text:tab/>Otwarto-źródłowa biblioteka programistyczna wykorzystywana w uczeniu maszynowym i <text:tab/>głębokich sieciach neuronowych.</text:p>
      <text:p text:style-name="P11"/>
      <text:p text:style-name="P11"/>
      <text:p text:style-name="P11"/>
      <text:p text:style-name="P11"/>
      <text:p text:style-name="P2">1 Wstęp</text:p>
      <text:p text:style-name="P12"/>
      <text:p text:style-name="P12">1.1 Cel</text:p>
      <text:p text:style-name="P12"/>
      <text:p text:style-name="P12"><text:tab/><text:span text:style-name="T15">Celem projektu jest realizacja wybranego problemu związanego z funkcjonowaniem <text:tab/>oprogramowania, który został zgłoszony przez innych użytkowników na portalu GitHub.</text:span></text:p>
      <text:p text:style-name="P12"/>
      <text:p text:style-name="P12"/>
      <text:p text:style-name="P12"/>
      <text:p text:style-name="P13">1.2 Zakres</text:p>
      <text:p text:style-name="P13"/>
      <text:p text:style-name="P33"><text:tab/>- <text:a xlink:type="simple" xlink:href="https://github.com/tensorflow/tensorflow/issues/24374" text:style-name="Internet_20_link" text:visited-style-name="Visited_20_Internet_20_Link">https://github.com/tensorflow/tensorflow/issues/24374</text:a></text:p>
      <text:p text:style-name="P33"/>
      <text:p text:style-name="P33"/>
      <text:p text:style-name="P13"/>
      <text:p text:style-name="P31">1.3 Definicje, akronimy, skróty</text:p>
      <text:p text:style-name="P31"/>
      <text:p text:style-name="P31"><text:tab/><text:span text:style-name="T15">Projekt – zapoznanie i realizacja własnych modeli projektu TensorFlow oraz rozwiązanie <text:tab/>zgłoszonego problemu związanego z tym oprogramowaniem</text:span></text:p>
      <text:p text:style-name="P31"/>
      <text:p text:style-name="P31"><text:tab/><text:span text:style-name="T17">Oprogramowanie – ogół instrukcji zintegrowanych w dany program</text:span></text:p>
      <text:p text:style-name="P31"/>
      <text:p text:style-name="P31"><text:span text:style-name="T14"><text:tab/>Biblioteka – zespół skorelowanych funkcji przeznaczonych do wykorzystania w ramach <text:tab/>danego języka programowania</text:span></text:p>
      <text:p text:style-name="P31"/>
      <text:p text:style-name="P31"><text:tab/><text:span text:style-name="T19">Funkcja – cecha wykonująca odgórnie przyjęty zakres czynności</text:span></text:p>
      <text:p text:style-name="P31"/>
      <text:p text:style-name="P32"><text:tab/><text:span text:style-name="T18">Otwarto-źródłowy – typ oprogramowania oparty na licencji pozwalającej uzyskać do niego <text:tab/>dostęp niezależnym od siebie użytkownikom</text:span></text:p>
      <text:p text:style-name="P32"/>
      <text:p text:style-name="P32"><text:tab/><text:span text:style-name="T17">Tensor – obiekt matematyczny będący uogólnieniem wektora</text:span></text:p>
      <text:p text:style-name="P32"/>
      <text:p text:style-name="P32"><text:tab/>Uczenie masz<text:span text:style-name="T17">y</text:span>nowe –<text:span text:style-name="T19"> dziedzina wchodząca w skład nauk zajmujących się problematyką <text:tab/>sztucznej inteligencji</text:span></text:p>
      <text:p text:style-name="P13"/>
      <text:p text:style-name="P13"/>
      <text:p text:style-name="P13"/>
      <text:p text:style-name="P13">1.4 Referencje, odsyłacze do innych dokumentów</text:p>
      <text:p text:style-name="P13"/>
      <text:p text:style-name="P36"><text:span text:style-name="T1"><text:tab/></text:span><text:span text:style-name="T6">[1] IEEE Std 830-1998 outline </text:span></text:p>
      <text:p text:style-name="P43"><text:span text:style-name="T4"><text:tab/></text:span><text:span text:style-name="T5">[2] tensorflow.org</text:span></text:p>
      <text:p text:style-name="P37"><text:span text:style-name="T7"><text:tab/>[3] github.com/tensorflow/tensorflow</text:span></text:p>
      <text:p text:style-name="P13"/>
      <text:p text:style-name="P13"><text:soft-page-break/></text:p>
      <text:p text:style-name="P13"/>
      <text:p text:style-name="P13">1.5 Krótki przegląd</text:p>
      <text:p text:style-name="P12"><text:tab/></text:p>
      <text:p text:style-name="P2"><text:span text:style-name="T1"><text:tab/></text:span><text:span text:style-name="T6">Dokument <text:s/>przedstawia opis oprogramowania wraz z wymaganiami oraz dokładnym <text:tab/>opisem funkcji programu.</text:span><text:span text:style-name="T3"> </text:span><text:span text:style-name="T6">Przedstawiony został harmonogram pracy nad projektem.</text:span><text:span text:style-name="T3"> </text:span></text:p>
      <text:p text:style-name="P16"/>
      <text:p text:style-name="P16"/>
      <text:p text:style-name="P16"/>
      <text:p text:style-name="P40"><text:span text:style-name="T20">2 Ogólny opis</text:span></text:p>
      <text:p text:style-name="P17"/>
      <text:p text:style-name="P23"/>
      <text:p text:style-name="P23"/>
      <text:p text:style-name="P49">2.1 Walory użytkowe i przydatność projektowanego programu</text:p>
      <text:p text:style-name="P23"/>
      <text:p text:style-name="P23"/>
      <text:p text:style-name="P23"/>
      <text:p text:style-name="P49">2.2 Funkcje i możliwości programu</text:p>
      <text:p text:style-name="P49"/>
      <text:p text:style-name="P49"/>
      <text:p text:style-name="P23"/>
      <text:p text:style-name="P49">2.3 Ogólne ograniczenia</text:p>
      <text:p text:style-name="P49"/>
      <text:p text:style-name="P23"/>
      <text:p text:style-name="P49">2.4 Charakterystyka użytkowników</text:p>
      <text:p text:style-name="P49"/>
      <text:p text:style-name="P49"><text:tab/><text:span text:style-name="T21">Użytkownikami są programiści rozwijający oraz wykorzystujący do pracy oprogramowanie.</text:span></text:p>
      <text:p text:style-name="P49"/>
      <text:p text:style-name="P49"/>
      <text:p text:style-name="P23"/>
      <text:p text:style-name="P49">2.5 Środowisko operacyjne</text:p>
      <text:p text:style-name="P49"/>
      <text:p text:style-name="P23"><text:tab/><text:span text:style-name="T13">Zakres realizowanego problemu przeprowadzany jest w języku Python (wersja 3.6.6), który został <text:tab/>zaimplementowany w środowisku Anaconda.</text:span></text:p>
      <text:p text:style-name="P23"/>
      <text:p text:style-name="P49">2.6 Założenia i zależności</text:p>
      <text:p text:style-name="P49"><text:tab/></text:p>
      <text:p text:style-name="P50"><text:tab/>Zakres realizowanej problematyki związanej z oprogramowaniem jest ściśle związana z <text:tab/>całością jego funkcjonowania.</text:p>
      <text:p text:style-name="P50"/>
      <text:p text:style-name="P50"/>
      <text:p text:style-name="P23"/>
      <text:p text:style-name="P47">3. Specyficzne wymagania</text:p>
      <text:p text:style-name="P23"/>
      <text:p text:style-name="P49">3.1 Wymagania funkcjonalne</text:p>
      <text:p text:style-name="P23"/>
      <text:p text:style-name="P23"/>
      <text:p text:style-name="P49">3.2 Wymagania niefunkcjonalne</text:p>
      <text:p text:style-name="P23"/>
      <text:p text:style-name="P56"><text:span text:style-name="T8">3.2.1 </text:span><text:span text:style-name="T10">Wymagania dotyczące wymaganych zasobów :</text:span></text:p>
      <text:p text:style-name="P56"><text:span text:style-name="T10"/></text:p>
      <text:p text:style-name="P26"><text:soft-page-break/><text:tab/><text:span text:style-name="T21">Brak specjalnych wymagań dotyczących zasobów oraz możliwości technicznych sprzętu, na którym <text:tab/>wykorzystywane jest oprogramowanie.</text:span></text:p>
      <text:p text:style-name="P26"/>
      <text:p text:style-name="P26"/>
      <text:p text:style-name="P26"/>
      <text:p text:style-name="P52">3.2.2 Wymagania dotyczące dokumentacji :</text:p>
      <text:p text:style-name="P52"/>
      <text:p text:style-name="P26"><text:tab/><text:span text:style-name="T21">Wypunktowanie informacji dotyczącej miejsca w linii kodu, w którym rozpoznano i rozwiązano <text:tab/>problem.</text:span></text:p>
      <text:p text:style-name="P26"/>
      <text:p text:style-name="P26"/>
      <text:p text:style-name="P26"/>
      <text:p text:style-name="P56">3.2.3 <text:span text:style-name="T11">Wymagania dotyczące sposobów weryfikacji :</text:span></text:p>
      <text:p text:style-name="P56"><text:span text:style-name="T11"/></text:p>
      <text:p text:style-name="P23"><text:tab/><text:span text:style-name="T21">Nie dotyczy.</text:span></text:p>
      <text:p text:style-name="P23"/>
      <text:p text:style-name="P23"/>
      <text:p text:style-name="P23"/>
      <text:p text:style-name="P55"><text:span text:style-name="T8">4. </text:span><text:span text:style-name="T9">Dodatki</text:span></text:p>
      <text:p text:style-name="P23"/>
      <text:p text:style-name="P51">4.1 Harmonogram prac nad projektem</text:p>
      <text:p text:style-name="P24"/>
      <table:table table:name="Tabela1" table:style-name="Tabela1" table:template-name="Domyślny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7">3.12.2018r</text:p>
          </table:table-cell>
          <table:table-cell table:style-name="Tabela1.B1" office:value-type="string">
            <text:p text:style-name="P27">Wybór issue dotyczącego oprogramowania w celu jego r<text:span text:style-name="T12">o</text:span>związania.</text:p>
          </table:table-cell>
        </table:table-row>
        <table:table-row>
          <table:table-cell table:style-name="Tabela1.A2" office:value-type="string">
            <text:p text:style-name="P27">17.12.2018r</text:p>
          </table:table-cell>
          <table:table-cell table:style-name="Tabela1.B2" office:value-type="string">
            <text:p text:style-name="P28">Zapoznanie się z założeniami projektu, nauka jego funkcjonalności poprzez projektowanie własnych modelów.</text:p>
          </table:table-cell>
        </table:table-row>
        <table:table-row>
          <table:table-cell table:style-name="Tabela1.A2" office:value-type="string">
            <text:p text:style-name="P28"><text:span text:style-name="T12">24</text:span>.12.2018r</text:p>
          </table:table-cell>
          <table:table-cell table:style-name="Tabela1.B2" office:value-type="string">
            <text:p text:style-name="P29">Realizacja bardziej złożonych modeli i zagadnień numerycznych.</text:p>
          </table:table-cell>
        </table:table-row>
        <table:table-row>
          <table:table-cell table:style-name="Tabela1.A2" office:value-type="string">
            <text:p text:style-name="P28"><text:span text:style-name="T12">7</text:span>.01.2019r</text:p>
          </table:table-cell>
          <table:table-cell table:style-name="Tabela1.B2" office:value-type="string">
            <text:p text:style-name="P29">Zapoznanie się z potrzebnymi bibliotekami. </text:p>
          </table:table-cell>
        </table:table-row>
        <table:table-row>
          <table:table-cell table:style-name="Tabela1.A2" office:value-type="string">
            <text:p text:style-name="P29">14.01.2019r</text:p>
          </table:table-cell>
          <table:table-cell table:style-name="Tabela1.B2" office:value-type="string">
            <text:p text:style-name="P29">Przygotowanie pull request, oddanie projektu.</text:p>
          </table:table-cell>
        </table:table-row>
      </table:table>
      <text:p text:style-name="P24"><text:tab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1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9:54:00</meta:creation-date>
    <meta:generator>LibreOffice/5.3.2.2$MacOSX_X86_64 LibreOffice_project/6cd4f1ef626f15116896b1d8e1398b56da0d0ee1</meta:generator>
    <meta:initial-creator>justyna replin</meta:initial-creator>
    <dc:date>2019-01-07T04:41:52.536662000</dc:date>
    <meta:editing-duration>PT25M55S</meta:editing-duration>
    <meta:editing-cycles>6</meta:editing-cycles>
    <meta:document-statistic meta:table-count="1" meta:image-count="0" meta:object-count="0" meta:page-count="5" meta:paragraph-count="83" meta:word-count="403" meta:character-count="3445" meta:non-whitespace-character-count="3057"/>
  </office:meta>
</office:document-meta>
</file>